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palatino,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margin-top="0cm" fo:margin-bottom="0cm" style:line-height-at-least="0.503cm" fo:text-align="start" style:justify-single-word="false" fo:widows="1" fo:padding="0cm" fo:border="none"/>
      <style:text-properties fo:font-variant="normal" fo:text-transform="none" fo:color="#333333" style:font-name="Georgia" fo:font-size="11.25pt" fo:letter-spacing="normal" fo:font-style="normal" fo:font-weight="normal"/>
    </style:style>
    <style:style style:name="P4" style:family="paragraph" style:parent-style-name="Text_20_body" style:list-style-name="L1">
      <style:paragraph-properties fo:margin-top="0cm" fo:margin-bottom="0cm" style:line-height-at-least="0.503cm" fo:text-align="start" style:justify-single-word="false" fo:widows="1" fo:padding="0cm" fo:border="none"/>
      <style:text-properties fo:font-variant="normal" fo:text-transform="none" fo:color="#333333" style:font-name="Georgia" fo:font-size="11.25pt" fo:letter-spacing="normal" fo:font-style="normal" fo:font-weight="normal"/>
    </style:style>
    <style:style style:name="P5" style:family="paragraph" style:parent-style-name="Text_20_body" style:list-style-name="L2">
      <style:paragraph-properties fo:margin-top="0cm" fo:margin-bottom="0cm" style:line-height-at-least="0.503cm" fo:text-align="start" style:justify-single-word="false" fo:widows="1" fo:padding="0cm" fo:border="none"/>
      <style:text-properties fo:font-variant="normal" fo:text-transform="none" fo:color="#333333" style:font-name="Georgia" fo:font-size="11.25pt" fo:letter-spacing="normal" fo:font-style="normal" fo:font-weight="normal"/>
    </style:style>
    <style:style style:name="P6" style:family="paragraph" style:parent-style-name="Text_20_body" style:list-style-name="L3">
      <style:paragraph-properties fo:margin-top="0cm" fo:margin-bottom="0cm" style:line-height-at-least="0.503cm" fo:text-align="start" style:justify-single-word="false" fo:widows="1" fo:padding="0cm" fo:border="none"/>
      <style:text-properties fo:font-variant="normal" fo:text-transform="none" fo:color="#333333" style:font-name="Georgia" fo:font-size="11.2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s Javascript – Week 4</text:p>
      <text:p text:style-name="P1">Kyra Kieskamp</text:p>
      <text:p text:style-name="P1">st nr: 10099727</text:p>
      <text:p text:style-name="P1"/>
      <text:list xml:id="list686192392791352530" text:style-name="L1">
        <text:list-item>
          <text:p text:style-name="P4">Why is it useful to encapsulate JavaScript code in a module as described in chapter 10 of Eloquent JavaScript?</text:p>
          <text:p text:style-name="P4">– Encapsulating JavaScript code in a module provides more structure for the program. It will be easier to find certain aspects of the program. And things that are related are easier kept together. </text:p>
          <text:p text:style-name="P4"/>
        </text:list-item>
      </text:list>
      <text:list xml:id="list8694082206190056509" text:style-name="L2">
        <text:list-item>
          <text:p text:style-name="P5">Describe what asynchronous programming is and how it differs from the style of programming you used in C and Python.</text:p>
          <text:p text:style-name="P5">-There is no waiting for another operation to be completed. In C and Python, the operations are conducted one by one, and only the next one starts if the previous one has finished (synchronous programming). With asynchronous programming this is not the case. </text:p>
        </text:list-item>
      </text:list>
      <text:p text:style-name="P3"/>
      <text:list xml:id="list2167253715395540745" text:style-name="L3">
        <text:list-item>
          <text:p text:style-name="P6">Is JSON valid JavaScript? Describe the differences between JavaScript and JSON.</text:p>
          <text:p text:style-name="P6">-JSON is a language independent data format, and is just plain text itsself. JavaScript is a scripting language. So JSON can be valid in JavaScript, but can also be used by other scripting languages. </text:p>
          <text:p text:style-name="P6"/>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palatino,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ra Kieskamp</meta:initial-creator>
    <meta:creation-date>2015-11-16T15:46:40.53</meta:creation-date>
    <dc:date>2015-11-21T18:20:24.76</dc:date>
    <dc:creator>Kyra Kieskamp</dc:creator>
    <meta:editing-duration>PT2H45M7S</meta:editing-duration>
    <meta:editing-cycles>3</meta:editing-cycles>
    <meta:generator>OpenOffice/4.1.1$Win32 OpenOffice.org_project/411m6$Build-9775</meta:generator>
    <meta:document-statistic meta:table-count="0" meta:image-count="0" meta:object-count="0" meta:page-count="1" meta:paragraph-count="9" meta:word-count="173" meta:character-count="1024"/>
  </office:meta>
</office:document-meta>
</file>